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MENTOS EL GRANERO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242732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832593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ILVA MORALES, LUIS AL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2258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USMA HUAMAN, NEXA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546161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8:03:2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